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d35ea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officeooo:rsid="0016af0d"/>
    </style:style>
    <style:style style:name="T14" style:family="text">
      <style:text-properties officeooo:rsid="0017f13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a5e1c"/>
    </style:style>
    <style:style style:name="T17" style:family="text">
      <style:text-properties officeooo:rsid="001aa7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2">6. <text:span text:style-name="T6">mkdir (make directory): followed by the name of the new directory will create a new child directory inside the current directory.</text:span></text:p>
      <text:p text:style-name="P10">- <text:span text:style-name="T7">mkdir [nameFolder1] [nameFolder2] : create more than 1 directory</text:span></text:p>
      <text:p text:style-name="P10">- <text:span text:style-name="T8">mkdir animals/salamanders : create a folder in different directory</text:span></text:p>
      <text:p text:style-name="P11">7. rmdir : remove a folder (only can remove a folder in the current working directory, the folder has to be empty).</text:p>
      <text:p text:style-name="P11">8. rm -r <text:s/><text:span text:style-name="T14">(</text:span><text:span text:style-name="T12">r</text:span><text:span text:style-name="T14">ecursive)</text:span>: remove a folder with <text:span text:style-name="T14">all the</text:span> content </text:p>
      <text:p text:style-name="P11">Ex: rm -r [Folder name]</text:p>
      <text:p text:style-name="P11">rm -r Folder</text:p>
      <text:p text:style-name="P21">rm -f (<text:span text:style-name="T10">f</text:span>orce) : to prevent warning</text:p>
      <text:p text:style-name="P21"/>
      <text:p text:style-name="P21">rm -rf </text:p>
      <text:p text:style-name="P13">9. man : stand for manual, use this command to get more information for other command</text:p>
      <text:p text:style-name="P13">Ex: man [Command]</text:p>
      <text:p text:style-name="P13"><text:soft-page-break/>man ls</text:p>
      <text:p text:style-name="P14">10. clear: clear command terminal</text:p>
      <text:p text:style-name="P15">11. ls : list out content within the working directory</text:p>
      <text:p text:style-name="P15">ls can be used to list out content from other directory</text:p>
      <text:p text:style-name="P15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6">1<text:span text:style-name="T8">2</text:span>. touch : followed by the filename and file-type extension will create a new file of that type.</text:p>
      <text:p text:style-name="P16">Ex: touch favs.txt</text:p>
      <text:p text:style-name="P18">13. mv (move) : files can be moved or renamed using this command, which takes two arguments: the source and the destination (where do you move the file or how do you want to rename it).</text:p>
      <text:p text:style-name="P17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7"/>
      <text:p text:style-name="P17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7"/>
      <text:p text:style-name="P19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9"/>
      <text:p text:style-name="P20"><text:span text:style-name="T10">Ex 3:</text:span> mv Documents/test.txt Udemy_Python3/test1.txt : move and rename test.txt file from Documents folder to Udemy_Python3 folder <text:span text:style-name="T13">(Note: The current directory must be outside of both of these folders).</text:span></text:p>
      <text:p text:style-name="P20"/>
      <text:p text:style-name="P21">14. chmod: Change permission for a file</text:p>
      <text:p text:style-name="P23">Ex 1: <text:span text:style-name="T15"><text:s/>chmod -w : Change WRITE permission </text:span></text:p>
      <text:p text:style-name="P21"/>
      <text:p text:style-name="P4">WINDOWS OS (WINDOWS 10)</text:p>
      <text:p text:style-name="P2">Command Line <text:span text:style-name="T17">(Using PowerShell)</text:span>:</text:p>
      <text:p text:style-name="P22">1. Root: \</text:p>
      <text:p text:style-name="P22">On Windows, the home directory is the username </text:p>
      <text:p text:style-name="P22">Ex: C: \Users\longk : <text:span text:style-name="T16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17">mkdir: make directory</text:span></text:p>
      <text:p text:style-name="P22"/>
      <text:p text:style-name="P26">5. echo $null &gt;&gt; [file name]: Create new file in PowerShell</text:p>
      <text:p text:style-name="P27"><text:soft-page-break/>New-Item -ItemType file [File name] : Create new file in powerShell</text:p>
      <text:p text:style-name="P27">Ex0: New-Item -ItemType file <text:span text:style-name="T10">swing.py</text:span></text:p>
      <text:p text:style-name="P27">Ex1: echo $null &gt;&gt; exp.py</text:p>
      <text:p text:style-name="P27"/>
      <text:p text:style-name="P26"/>
      <text:p text:style-name="P20"/>
      <text:p text:style-name="P20"/>
      <text:p text:style-name="P20"/>
      <text:p text:style-name="P20"/>
      <text:p text:style-name="P1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8-12-24T01:34:47.415226702</dc:date>
    <meta:editing-duration>P1DT11M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537" meta:character-count="2976" meta:non-whitespace-character-count="2471"/>
  </office:meta>
</office:document-meta>
</file>